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oid robak()</text:p>
      <text:p text:style-name="Standard">{</text:p>
      <text:p text:style-name="Standard"/>
      <text:p text:style-name="Standard">while(zobacz() != Drzwi)</text:p>
      <text:p text:style-name="Standard">{</text:p>
      <text:p text:style-name="Standard"/>
      <text:p text:style-name="Standard">do</text:p>
      <text:p text:style-name="Standard">{</text:p>
      <text:p text:style-name="Standard">if (zobacz() = Mur)</text:p>
      <text:p text:style-name="Standard">{w_prawo();}</text:p>
      <text:p text:style-name="Standard">do_przodu();</text:p>
      <text:p text:style-name="Standard">zabierz();</text:p>
      <text:p text:style-name="Standard">w_lewo();</text:p>
      <text:p text:style-name="Standard">w_lewo();</text:p>
      <text:p text:style-name="Standard">zostaw();</text:p>
      <text:p text:style-name="Standard">w_prawo();</text:p>
      <text:p text:style-name="Standard"/>
      <text:p text:style-name="Standard"/>
      <text:p text:style-name="Standard">}</text:p>
      <text:p text:style-name="Standard">while(zobacz() == Mur);</text:p>
      <text:p text:style-name="Standard"/>
      <text:p text:style-name="Standard">droga();</text:p>
      <text:p text:style-name="Standard">}</text:p>
      <text:p text:style-name="Standard">ucieknij();</text:p>
      <text:p text:style-name="Standard">}</text:p>
      <text:p text:style-name="Standard"/>
      <text:p text:style-name="Standard"/>
      <text:p text:style-name="Standard">void droga()</text:p>
      <text:p text:style-name="Standard">{</text:p>
      <text:p text:style-name="Standard">while(zobacz() == Nic)</text:p>
      <text:p text:style-name="Standard">{do_przodu();</text:p>
      <text:p text:style-name="Standard"/>
      <text:p text:style-name="Standard">if(zobacz() == Mur)</text:p>
      <text:p text:style-name="Standard">{w_lewo();</text:p>
      <text:p text:style-name="Standard">if(zobacz() == Mur)</text:p>
      <text:p text:style-name="Standard">{w_prawo(); w_prawo();}</text:p>
      <text:p text:style-name="Standard">}</text:p>
      <text:p text:style-name="Standard"/>
      <text:p text:style-name="Standard"/>
      <text:p text:style-name="Standard">}</text:p>
      <text:p text:style-name="Standard"/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10:34:49.346475306</meta:creation-date>
    <dc:date>2021-09-15T10:35:08.237499896</dc:date>
    <meta:editing-duration>PT20S</meta:editing-duration>
    <meta:editing-cycles>1</meta:editing-cycles>
    <meta:document-statistic meta:table-count="0" meta:image-count="0" meta:object-count="0" meta:page-count="1" meta:paragraph-count="31" meta:word-count="47" meta:character-count="298" meta:non-whitespace-character-count="282"/>
    <meta:generator>LibreOffice/7.0.6.2$Linux_X86_64 LibreOffice_project/00$Build-2</meta:generator>
  </office:meta>
</office:document-meta>
</file>